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>
        <table:iteration table:status="enable"/>
      </table:calculation-settings>
      <table:table table:name="Лист1" table:style-name="ta1">
        <table:shapes>
          <draw:frame draw:z-index="0" draw:style-name="gr1" draw:text-style-name="P1" svg:width="15.997cm" svg:height="9.004cm" svg:x="3.883cm" svg:y="7.172cm">
            <draw:object draw:notify-on-update-of-ranges="Лист1.A1:Лист1.A1 Лист1.A2:Лист1.A14 Лист1.B1:Лист1.B1 Лист1.B2:Лист1.B14 Лист1.C1:Лист1.C1 Лист1.C2:Лист1.C14 Лист1.D1:Лист1.D1 Лист1.D2:Лист1.D14 Лист1.E1:Лист1.E1 Лист1.E2:Лист1.E14 Лист1.F1:Лист1.F1 Лист1.F2:Лист1.F14 Лист1.G1:Лист1.G1 Лист1.G2:Лист1.G14 Лист1.H1:Лист1.H1 Лист1.H2:Лист1.H14 Лист1.I1:Лист1.I1 Лист1.I2:Лист1.I14 Лист1.J1:Лист1.J1 Лист1.J2:Лист1.J14 Лист1.K1:Лист1.K1 Лист1.K2:Лист1.K14 Лист1.L1:Лист1.L1 Лист1.L2:Лист1.L14 Лист1.M1:Лист1.M1 Лист1.M2:Лист1.M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number-columns-repeated="10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([.B3]+[.D3]+[.C2]+[.C4])/4" office:value-type="float" office:value="99.0833949813075" calcext:value-type="float">
            <text:p>99,0833949813075</text:p>
          </table:table-cell>
          <table:table-cell table:formula="of:=([.C3]+[.E3]+[.D2]+[.D4])/4" office:value-type="float" office:value="98.2467073796832" calcext:value-type="float">
            <text:p>98,2467073796832</text:p>
          </table:table-cell>
          <table:table-cell table:formula="of:=([.D3]+[.F3]+[.E2]+[.E4])/4" office:value-type="float" office:value="97.5585162161695" calcext:value-type="float">
            <text:p>97,5585162161695</text:p>
          </table:table-cell>
          <table:table-cell table:formula="of:=([.E3]+[.G3]+[.F2]+[.F4])/4" office:value-type="float" office:value="97.07063090519" calcext:value-type="float">
            <text:p>97,07063090519</text:p>
          </table:table-cell>
          <table:table-cell table:formula="of:=([.F3]+[.H3]+[.G2]+[.G4])/4" office:value-type="float" office:value="96.8182747720859" calcext:value-type="float">
            <text:p>96,8182747720859</text:p>
          </table:table-cell>
          <table:table-cell table:formula="of:=([.G3]+[.I3]+[.H2]+[.H4])/4" office:value-type="float" office:value="96.8182549372651" calcext:value-type="float">
            <text:p>96,8182549372651</text:p>
          </table:table-cell>
          <table:table-cell table:formula="of:=([.H3]+[.J3]+[.I2]+[.I4])/4" office:value-type="float" office:value="97.0705779171544" calcext:value-type="float">
            <text:p>97,0705779171544</text:p>
          </table:table-cell>
          <table:table-cell table:formula="of:=([.I3]+[.K3]+[.J2]+[.J4])/4" office:value-type="float" office:value="97.5582879992615" calcext:value-type="float">
            <text:p>97,5582879992615</text:p>
          </table:table-cell>
          <table:table-cell table:formula="of:=([.J3]+[.L3]+[.K2]+[.K4])/4" office:value-type="float" office:value="98.2464559817402" calcext:value-type="float">
            <text:p>98,2464559817402</text:p>
          </table:table-cell>
          <table:table-cell table:formula="of:=([.K3]+[.M3]+[.L2]+[.L4])/4" office:value-type="float" office:value="99.0831134068488" calcext:value-type="float">
            <text:p>99,083113406848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formula="of:=([.B4]+[.D4]+[.C3]+[.C5])/4" office:value-type="float" office:value="98.0894735798034" calcext:value-type="float">
            <text:p>98,0894735798034</text:p>
          </table:table-cell>
          <table:table-cell table:formula="of:=([.C4]+[.E4]+[.D3]+[.D5])/4" office:value-type="float" office:value="96.3476854848304" calcext:value-type="float">
            <text:p>96,3476854848304</text:p>
          </table:table-cell>
          <table:table-cell table:formula="of:=([.D4]+[.F4]+[.E3]+[.E5])/4" office:value-type="float" office:value="94.9184252097562" calcext:value-type="float">
            <text:p>94,9184252097562</text:p>
          </table:table-cell>
          <table:table-cell table:formula="of:=([.E4]+[.G4]+[.F3]+[.F5])/4" office:value-type="float" office:value="93.9084155019431" calcext:value-type="float">
            <text:p>93,9084155019431</text:p>
          </table:table-cell>
          <table:table-cell table:formula="of:=([.F4]+[.H4]+[.G3]+[.G5])/4" office:value-type="float" office:value="93.3867832581494" calcext:value-type="float">
            <text:p>93,3867832581494</text:p>
          </table:table-cell>
          <table:table-cell table:formula="of:=([.G4]+[.I4]+[.H3]+[.H5])/4" office:value-type="float" office:value="93.386530862702" calcext:value-type="float">
            <text:p>93,386530862702</text:p>
          </table:table-cell>
          <table:table-cell table:formula="of:=([.H4]+[.J4]+[.I3]+[.I5])/4" office:value-type="float" office:value="93.9082705437589" calcext:value-type="float">
            <text:p>93,9082705437589</text:p>
          </table:table-cell>
          <table:table-cell table:formula="of:=([.I4]+[.K4]+[.J3]+[.J5])/4" office:value-type="float" office:value="94.9184580161545" calcext:value-type="float">
            <text:p>94,9184580161545</text:p>
          </table:table-cell>
          <table:table-cell table:formula="of:=([.J4]+[.L4]+[.K3]+[.K5])/4" office:value-type="float" office:value="96.3478026720077" calcext:value-type="float">
            <text:p>96,3478026720077</text:p>
          </table:table-cell>
          <table:table-cell table:formula="of:=([.K4]+[.M4]+[.L3]+[.L5])/4" office:value-type="float" office:value="98.0891959020405" calcext:value-type="float">
            <text:p>98,08919590204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formula="of:=([.B5]+[.D5]+[.C4]+[.C6])/4" office:value-type="float" office:value="96.9287640303421" calcext:value-type="float">
            <text:p>96,9287640303421</text:p>
          </table:table-cell>
          <table:table-cell table:formula="of:=([.C5]+[.E5]+[.D4]+[.D6])/4" office:value-type="float" office:value="94.1384686548898" calcext:value-type="float">
            <text:p>94,1384686548898</text:p>
          </table:table-cell>
          <table:table-cell table:formula="of:=([.D5]+[.F5]+[.E4]+[.E6])/4" office:value-type="float" office:value="91.8601566109496" calcext:value-type="float">
            <text:p>91,8601566109496</text:p>
          </table:table-cell>
          <table:table-cell table:formula="of:=([.E5]+[.G5]+[.F4]+[.F6])/4" office:value-type="float" office:value="90.2584188377425" calcext:value-type="float">
            <text:p>90,2584188377425</text:p>
          </table:table-cell>
          <table:table-cell table:formula="of:=([.F5]+[.H5]+[.G4]+[.G6])/4" office:value-type="float" office:value="89.4343445843435" calcext:value-type="float">
            <text:p>89,4343445843435</text:p>
          </table:table-cell>
          <table:table-cell table:formula="of:=([.G5]+[.I5]+[.H4]+[.H6])/4" office:value-type="float" office:value="89.433378534205" calcext:value-type="float">
            <text:p>89,433378534205</text:p>
          </table:table-cell>
          <table:table-cell table:formula="of:=([.H5]+[.J5]+[.I4]+[.I6])/4" office:value-type="float" office:value="90.2580070314431" calcext:value-type="float">
            <text:p>90,2580070314431</text:p>
          </table:table-cell>
          <table:table-cell table:formula="of:=([.I5]+[.K5]+[.J4]+[.J6])/4" office:value-type="float" office:value="91.8594708495898" calcext:value-type="float">
            <text:p>91,8594708495898</text:p>
          </table:table-cell>
          <table:table-cell table:formula="of:=([.J5]+[.L5]+[.K4]+[.K6])/4" office:value-type="float" office:value="94.1381597819669" calcext:value-type="float">
            <text:p>94,1381597819669</text:p>
          </table:table-cell>
          <table:table-cell table:formula="of:=([.K5]+[.M5]+[.L4]+[.L6])/4" office:value-type="float" office:value="96.9285395205558" calcext:value-type="float">
            <text:p>96,928539520555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formula="of:=([.B6]+[.D6]+[.C5]+[.C7])/4" office:value-type="float" office:value="95.4896001873205" calcext:value-type="float">
            <text:p>95,4896001873205</text:p>
          </table:table-cell>
          <table:table-cell table:formula="of:=([.C6]+[.E6]+[.D5]+[.D7])/4" office:value-type="float" office:value="91.4176761429173" calcext:value-type="float">
            <text:p>91,4176761429173</text:p>
          </table:table-cell>
          <table:table-cell table:formula="of:=([.D6]+[.F6]+[.E5]+[.E7])/4" office:value-type="float" office:value="88.1253137414098" calcext:value-type="float">
            <text:p>88,1253137414098</text:p>
          </table:table-cell>
          <table:table-cell table:formula="of:=([.E6]+[.G6]+[.F5]+[.F7])/4" office:value-type="float" office:value="85.8329184151448" calcext:value-type="float">
            <text:p>85,8329184151448</text:p>
          </table:table-cell>
          <table:table-cell table:formula="of:=([.F6]+[.H6]+[.G5]+[.G7])/4" office:value-type="float" office:value="84.6603739133231" calcext:value-type="float">
            <text:p>84,6603739133231</text:p>
          </table:table-cell>
          <table:table-cell table:formula="of:=([.G6]+[.I6]+[.H5]+[.H7])/4" office:value-type="float" office:value="84.6585730370039" calcext:value-type="float">
            <text:p>84,6585730370039</text:p>
          </table:table-cell>
          <table:table-cell table:formula="of:=([.H6]+[.J6]+[.I5]+[.I7])/4" office:value-type="float" office:value="85.8314720207892" calcext:value-type="float">
            <text:p>85,8314720207892</text:p>
          </table:table-cell>
          <table:table-cell table:formula="of:=([.I6]+[.K6]+[.J5]+[.J7])/4" office:value-type="float" office:value="88.1245013674432" calcext:value-type="float">
            <text:p>88,1245013674432</text:p>
          </table:table-cell>
          <table:table-cell table:formula="of:=([.J6]+[.L6]+[.K5]+[.K7])/4" office:value-type="float" office:value="91.4177064974827" calcext:value-type="float">
            <text:p>91,4177064974827</text:p>
          </table:table-cell>
          <table:table-cell table:formula="of:=([.K6]+[.M6]+[.L5]+[.L7])/4" office:value-type="float" office:value="95.4899399978609" calcext:value-type="float">
            <text:p>95,48993999786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formula="of:=([.B7]+[.D7]+[.C6]+[.C8])/4" office:value-type="float" office:value="93.6163251370524" calcext:value-type="float">
            <text:p>93,6163251370524</text:p>
          </table:table-cell>
          <table:table-cell table:formula="of:=([.C7]+[.E7]+[.D6]+[.D8])/4" office:value-type="float" office:value="87.9194279079574" calcext:value-type="float">
            <text:p>87,9194279079574</text:p>
          </table:table-cell>
          <table:table-cell table:formula="of:=([.D7]+[.F7]+[.E6]+[.E8])/4" office:value-type="float" office:value="83.3909114461077" calcext:value-type="float">
            <text:p>83,3909114461077</text:p>
          </table:table-cell>
          <table:table-cell table:formula="of:=([.E7]+[.G7]+[.F6]+[.F8])/4" office:value-type="float" office:value="80.2889716780738" calcext:value-type="float">
            <text:p>80,2889716780738</text:p>
          </table:table-cell>
          <table:table-cell table:formula="of:=([.F7]+[.H7]+[.G6]+[.G8])/4" office:value-type="float" office:value="78.7205121787019" calcext:value-type="float">
            <text:p>78,7205121787019</text:p>
          </table:table-cell>
          <table:table-cell table:formula="of:=([.G7]+[.I7]+[.H6]+[.H8])/4" office:value-type="float" office:value="78.7207016025748" calcext:value-type="float">
            <text:p>78,7207016025748</text:p>
          </table:table-cell>
          <table:table-cell table:formula="of:=([.H7]+[.J7]+[.I6]+[.I8])/4" office:value-type="float" office:value="80.2887092210887" calcext:value-type="float">
            <text:p>80,2887092210887</text:p>
          </table:table-cell>
          <table:table-cell table:formula="of:=([.I7]+[.K7]+[.J6]+[.J8])/4" office:value-type="float" office:value="83.3906649372775" calcext:value-type="float">
            <text:p>83,3906649372775</text:p>
          </table:table-cell>
          <table:table-cell table:formula="of:=([.J7]+[.L7]+[.K6]+[.K8])/4" office:value-type="float" office:value="87.918792184113" calcext:value-type="float">
            <text:p>87,918792184113</text:p>
          </table:table-cell>
          <table:table-cell table:formula="of:=([.K7]+[.M7]+[.L6]+[.L8])/4" office:value-type="float" office:value="93.6160357559209" calcext:value-type="float">
            <text:p>93,61603575592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([.B8]+[.D8]+[.C7]+[.C9])/4" office:value-type="float" office:value="91.0588840228066" calcext:value-type="float">
            <text:p>91,0588840228066</text:p>
          </table:table-cell>
          <table:table-cell table:formula="of:=([.C8]+[.E8]+[.D7]+[.D9])/4" office:value-type="float" office:value="83.2535697458441" calcext:value-type="float">
            <text:p>83,2535697458441</text:p>
          </table:table-cell>
          <table:table-cell table:formula="of:=([.D8]+[.F8]+[.E7]+[.E9])/4" office:value-type="float" office:value="77.2318757241791" calcext:value-type="float">
            <text:p>77,2318757241791</text:p>
          </table:table-cell>
          <table:table-cell table:formula="of:=([.E8]+[.G8]+[.F7]+[.F9])/4" office:value-type="float" office:value="73.2153532606287" calcext:value-type="float">
            <text:p>73,2153532606287</text:p>
          </table:table-cell>
          <table:table-cell table:formula="of:=([.F8]+[.H8]+[.G7]+[.G9])/4" office:value-type="float" office:value="71.2210267190862" calcext:value-type="float">
            <text:p>71,2210267190862</text:p>
          </table:table-cell>
          <table:table-cell table:formula="of:=([.G8]+[.I8]+[.H7]+[.H9])/4" office:value-type="float" office:value="71.2211068192092" calcext:value-type="float">
            <text:p>71,2211068192092</text:p>
          </table:table-cell>
          <table:table-cell table:formula="of:=([.H8]+[.J8]+[.I7]+[.I9])/4" office:value-type="float" office:value="73.2152917055415" calcext:value-type="float">
            <text:p>73,2152917055415</text:p>
          </table:table-cell>
          <table:table-cell table:formula="of:=([.I8]+[.K8]+[.J7]+[.J9])/4" office:value-type="float" office:value="77.2313526250944" calcext:value-type="float">
            <text:p>77,2313526250944</text:p>
          </table:table-cell>
          <table:table-cell table:formula="of:=([.J8]+[.L8]+[.K7]+[.K9])/4" office:value-type="float" office:value="83.2537432340179" calcext:value-type="float">
            <text:p>83,2537432340179</text:p>
          </table:table-cell>
          <table:table-cell table:formula="of:=([.K8]+[.M8]+[.L7]+[.L9])/4" office:value-type="float" office:value="91.0584994623292" calcext:value-type="float">
            <text:p>91,058499462329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formula="of:=([.B9]+[.D9]+[.C8]+[.C10])/4" office:value-type="float" office:value="87.3688558631846" calcext:value-type="float">
            <text:p>87,3688558631846</text:p>
          </table:table-cell>
          <table:table-cell table:formula="of:=([.C9]+[.E9]+[.D8]+[.D10])/4" office:value-type="float" office:value="76.8078160413163" calcext:value-type="float">
            <text:p>76,8078160413163</text:p>
          </table:table-cell>
          <table:table-cell table:formula="of:=([.D9]+[.F9]+[.E8]+[.E10])/4" office:value-type="float" office:value="69.0684388928983" calcext:value-type="float">
            <text:p>69,0684388928983</text:p>
          </table:table-cell>
          <table:table-cell table:formula="of:=([.E9]+[.G9]+[.F8]+[.F10])/4" office:value-type="float" office:value="64.1238949144473" calcext:value-type="float">
            <text:p>64,1238949144473</text:p>
          </table:table-cell>
          <table:table-cell table:formula="of:=([.F9]+[.H9]+[.G8]+[.G10])/4" office:value-type="float" office:value="61.7357082064712" calcext:value-type="float">
            <text:p>61,7357082064712</text:p>
          </table:table-cell>
          <table:table-cell table:formula="of:=([.G9]+[.I9]+[.H8]+[.H10])/4" office:value-type="float" office:value="61.7358689983945" calcext:value-type="float">
            <text:p>61,7358689983945</text:p>
          </table:table-cell>
          <table:table-cell table:formula="of:=([.H9]+[.J9]+[.I8]+[.I10])/4" office:value-type="float" office:value="64.1246576267532" calcext:value-type="float">
            <text:p>64,1246576267532</text:p>
          </table:table-cell>
          <table:table-cell table:formula="of:=([.I9]+[.K9]+[.J8]+[.J10])/4" office:value-type="float" office:value="69.0685860438986" calcext:value-type="float">
            <text:p>69,0685860438986</text:p>
          </table:table-cell>
          <table:table-cell table:formula="of:=([.J9]+[.L9]+[.K8]+[.K10])/4" office:value-type="float" office:value="76.8072443394838" calcext:value-type="float">
            <text:p>76,8072443394838</text:p>
          </table:table-cell>
          <table:table-cell table:formula="of:=([.K9]+[.M9]+[.L8]+[.L10])/4" office:value-type="float" office:value="87.3686059670497" calcext:value-type="float">
            <text:p>87,36860596704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formula="of:=([.B10]+[.D10]+[.C9]+[.C11])/4" office:value-type="float" office:value="81.6110657728033" calcext:value-type="float">
            <text:p>81,6110657728033</text:p>
          </table:table-cell>
          <table:table-cell table:formula="of:=([.C10]+[.E10]+[.D9]+[.D11])/4" office:value-type="float" office:value="67.540399663338" calcext:value-type="float">
            <text:p>67,540399663338</text:p>
          </table:table-cell>
          <table:table-cell table:formula="of:=([.D10]+[.F10]+[.E9]+[.E11])/4" office:value-type="float" office:value="58.1110862819376" calcext:value-type="float">
            <text:p>58,1110862819376</text:p>
          </table:table-cell>
          <table:table-cell table:formula="of:=([.E10]+[.G10]+[.F9]+[.F11])/4" office:value-type="float" office:value="52.4787132567801" calcext:value-type="float">
            <text:p>52,4787132567801</text:p>
          </table:table-cell>
          <table:table-cell table:formula="of:=([.F10]+[.H10]+[.G9]+[.G11])/4" office:value-type="float" office:value="49.8659268107093" calcext:value-type="float">
            <text:p>49,8659268107093</text:p>
          </table:table-cell>
          <table:table-cell table:formula="of:=([.G10]+[.I10]+[.H9]+[.H11])/4" office:value-type="float" office:value="49.8659513354487" calcext:value-type="float">
            <text:p>49,8659513354487</text:p>
          </table:table-cell>
          <table:table-cell table:formula="of:=([.H10]+[.J10]+[.I9]+[.I11])/4" office:value-type="float" office:value="52.478883759178" calcext:value-type="float">
            <text:p>52,478883759178</text:p>
          </table:table-cell>
          <table:table-cell table:formula="of:=([.I10]+[.K10]+[.J9]+[.J11])/4" office:value-type="float" office:value="58.1114286974102" calcext:value-type="float">
            <text:p>58,1114286974102</text:p>
          </table:table-cell>
          <table:table-cell table:formula="of:=([.J10]+[.L10]+[.K9]+[.K11])/4" office:value-type="float" office:value="67.5407021896192" calcext:value-type="float">
            <text:p>67,5407021896192</text:p>
          </table:table-cell>
          <table:table-cell table:formula="of:=([.K10]+[.M10]+[.L9]+[.L11])/4" office:value-type="float" office:value="81.6108332988715" calcext:value-type="float">
            <text:p>81,610833298871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([.B11]+[.D11]+[.C10]+[.C12])/4" office:value-type="float" office:value="71.5380586923629" calcext:value-type="float">
            <text:p>71,5380586923629</text:p>
          </table:table-cell>
          <table:table-cell table:formula="of:=([.C11]+[.E11]+[.D10]+[.D12])/4" office:value-type="float" office:value="53.6349886347925" calcext:value-type="float">
            <text:p>53,6349886347925</text:p>
          </table:table-cell>
          <table:table-cell table:formula="of:=([.D11]+[.F11]+[.E10]+[.E12])/4" office:value-type="float" office:value="43.3581837909408" calcext:value-type="float">
            <text:p>43,3581837909408</text:p>
          </table:table-cell>
          <table:table-cell table:formula="of:=([.E11]+[.G11]+[.F10]+[.F12])/4" office:value-type="float" office:value="37.8143967505086" calcext:value-type="float">
            <text:p>37,8143967505086</text:p>
          </table:table-cell>
          <table:table-cell table:formula="of:=([.F11]+[.H11]+[.G10]+[.G12])/4" office:value-type="float" office:value="35.3837545332061" calcext:value-type="float">
            <text:p>35,3837545332061</text:p>
          </table:table-cell>
          <table:table-cell table:formula="of:=([.G11]+[.I11]+[.H10]+[.H12])/4" office:value-type="float" office:value="35.383804803146" calcext:value-type="float">
            <text:p>35,383804803146</text:p>
          </table:table-cell>
          <table:table-cell table:formula="of:=([.H11]+[.J11]+[.I10]+[.I12])/4" office:value-type="float" office:value="37.8145004504658" calcext:value-type="float">
            <text:p>37,8145004504658</text:p>
          </table:table-cell>
          <table:table-cell table:formula="of:=([.I11]+[.K11]+[.J10]+[.J12])/4" office:value-type="float" office:value="43.3582202199002" calcext:value-type="float">
            <text:p>43,3582202199002</text:p>
          </table:table-cell>
          <table:table-cell table:formula="of:=([.J11]+[.L11]+[.K10]+[.K12])/4" office:value-type="float" office:value="53.6348471699483" calcext:value-type="float">
            <text:p>53,6348471699483</text:p>
          </table:table-cell>
          <table:table-cell table:formula="of:=([.K11]+[.M11]+[.L10]+[.L12])/4" office:value-type="float" office:value="71.537742936055" calcext:value-type="float">
            <text:p>71,53774293605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([.B12]+[.D12]+[.C11]+[.C13])/4" office:value-type="float" office:value="50.9098606269986" calcext:value-type="float">
            <text:p>50,9098606269986</text:p>
          </table:table-cell>
          <table:table-cell table:formula="of:=([.C12]+[.E12]+[.D11]+[.D13])/4" office:value-type="float" office:value="32.1042053413634" calcext:value-type="float">
            <text:p>32,1042053413634</text:p>
          </table:table-cell>
          <table:table-cell table:formula="of:=([.D12]+[.F12]+[.E11]+[.E13])/4" office:value-type="float" office:value="23.8747124018786" calcext:value-type="float">
            <text:p>23,8747124018786</text:p>
          </table:table-cell>
          <table:table-cell table:formula="of:=([.E12]+[.G12]+[.F11]+[.F13])/4" office:value-type="float" office:value="20.0398159905313" calcext:value-type="float">
            <text:p>20,0398159905313</text:p>
          </table:table-cell>
          <table:table-cell table:formula="of:=([.F12]+[.H12]+[.G11]+[.G13])/4" office:value-type="float" office:value="18.4734748818438" calcext:value-type="float">
            <text:p>18,4734748818438</text:p>
          </table:table-cell>
          <table:table-cell table:formula="of:=([.G12]+[.I12]+[.H11]+[.H13])/4" office:value-type="float" office:value="18.4735089149642" calcext:value-type="float">
            <text:p>18,4735089149642</text:p>
          </table:table-cell>
          <table:table-cell table:formula="of:=([.H12]+[.J12]+[.I11]+[.I13])/4" office:value-type="float" office:value="20.0399247042813" calcext:value-type="float">
            <text:p>20,0399247042813</text:p>
          </table:table-cell>
          <table:table-cell table:formula="of:=([.I12]+[.K12]+[.J11]+[.J13])/4" office:value-type="float" office:value="23.8749204845868" calcext:value-type="float">
            <text:p>23,8749204845868</text:p>
          </table:table-cell>
          <table:table-cell table:formula="of:=([.J12]+[.L12]+[.K11]+[.K13])/4" office:value-type="float" office:value="32.104404203385" calcext:value-type="float">
            <text:p>32,104404203385</text:p>
          </table:table-cell>
          <table:table-cell table:formula="of:=([.K12]+[.M12]+[.L11]+[.L13])/4" office:value-type="float" office:value="50.9095090809553" calcext:value-type="float">
            <text:p>50,909509080955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7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07T10:03:44.364000000</meta:creation-date>
    <dc:date>2023-03-07T11:20:55.658000000</dc:date>
    <meta:editing-duration>PT8M34S</meta:editing-duration>
    <meta:editing-cycles>2</meta:editing-cycles>
    <meta:generator>LibreOffice/7.2.5.2$Windows_X86_64 LibreOffice_project/499f9727c189e6ef3471021d6132d4c694f357e5</meta:generator>
    <meta:document-statistic meta:table-count="1" meta:cell-count="165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area" chart:style-name="ch1">
        <chart:legend chart:legend-position="end" svg:x="13.497cm" svg:y="1.215cm" style:legend-expansion="high" chart:style-name="ch2"/>
        <chart:plot-area chart:style-name="ch3" table:cell-range-address="Лист1.A1:Лист1.M14" chart:data-source-has-labels="row" svg:x="0.319cm" svg:y="0.18cm" svg:width="12.859cm" svg:height="8.64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191cm" svg:y="0.18cm" svg:width="11.288cm" svg:height="7.99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z" chart:name="primary-z" chart:style-name="ch4"/>
          <chart:series chart:style-name="ch6" chart:values-cell-range-address="Лист1.A2:Лист1.A14" chart:label-cell-address="Лист1.A1:Лист1.A1" chart:class="chart:area">
            <chart:data-point chart:repeated="13"/>
          </chart:series>
          <chart:series chart:style-name="ch7" chart:values-cell-range-address="Лист1.B2:Лист1.B14" chart:label-cell-address="Лист1.B1:Лист1.B1" chart:class="chart:area">
            <chart:data-point chart:repeated="13"/>
          </chart:series>
          <chart:series chart:style-name="ch8" chart:values-cell-range-address="Лист1.C2:Лист1.C14" chart:label-cell-address="Лист1.C1:Лист1.C1" chart:class="chart:area">
            <chart:data-point chart:repeated="13"/>
          </chart:series>
          <chart:series chart:style-name="ch9" chart:values-cell-range-address="Лист1.D2:Лист1.D14" chart:label-cell-address="Лист1.D1:Лист1.D1" chart:class="chart:area">
            <chart:data-point chart:repeated="13"/>
          </chart:series>
          <chart:series chart:style-name="ch10" chart:values-cell-range-address="Лист1.E2:Лист1.E14" chart:label-cell-address="Лист1.E1:Лист1.E1" chart:class="chart:area">
            <chart:data-point chart:repeated="13"/>
          </chart:series>
          <chart:series chart:style-name="ch11" chart:values-cell-range-address="Лист1.F2:Лист1.F14" chart:label-cell-address="Лист1.F1:Лист1.F1" chart:class="chart:area">
            <chart:data-point chart:repeated="13"/>
          </chart:series>
          <chart:series chart:style-name="ch12" chart:values-cell-range-address="Лист1.G2:Лист1.G14" chart:label-cell-address="Лист1.G1:Лист1.G1" chart:class="chart:area">
            <chart:data-point chart:repeated="13"/>
          </chart:series>
          <chart:series chart:style-name="ch13" chart:values-cell-range-address="Лист1.H2:Лист1.H14" chart:label-cell-address="Лист1.H1:Лист1.H1" chart:class="chart:area">
            <chart:data-point chart:repeated="13"/>
          </chart:series>
          <chart:series chart:style-name="ch14" chart:values-cell-range-address="Лист1.I2:Лист1.I14" chart:label-cell-address="Лист1.I1:Лист1.I1" chart:class="chart:area">
            <chart:data-point chart:repeated="13"/>
          </chart:series>
          <chart:series chart:style-name="ch15" chart:values-cell-range-address="Лист1.J2:Лист1.J14" chart:label-cell-address="Лист1.J1:Лист1.J1" chart:class="chart:area">
            <chart:data-point chart:repeated="13"/>
          </chart:series>
          <chart:series chart:style-name="ch16" chart:values-cell-range-address="Лист1.K2:Лист1.K14" chart:label-cell-address="Лист1.K1:Лист1.K1" chart:class="chart:area">
            <chart:data-point chart:repeated="13"/>
          </chart:series>
          <chart:series chart:style-name="ch17" chart:values-cell-range-address="Лист1.L2:Лист1.L14" chart:label-cell-address="Лист1.L1:Лист1.L1" chart:class="chart:area">
            <chart:data-point chart:repeated="13"/>
          </chart:series>
          <chart:series chart:style-name="ch18" chart:values-cell-range-address="Лист1.M2:Лист1.M14" chart:label-cell-address="Лист1.M1:Лист1.M1" chart:class="chart:area">
            <chart:data-point chart:repeated="1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Лист1.A1:Лист1.A1</svg:desc>
                </draw:g>
              </table:table-cell>
              <table:table-cell office:value-type="string">
                <text:p>Y</text:p>
                <draw:g>
                  <svg:desc>Лист1.B1:Лист1.B1</svg:desc>
                </draw:g>
              </table:table-cell>
              <table:table-cell office:value-type="string">
                <text:p/>
                <draw:g>
                  <svg:desc>Лист1.C1:Лист1.C1</svg:desc>
                </draw:g>
              </table:table-cell>
              <table:table-cell office:value-type="string">
                <text:p/>
                <draw:g>
                  <svg:desc>Лист1.D1:Лист1.D1</svg:desc>
                </draw:g>
              </table:table-cell>
              <table:table-cell office:value-type="string">
                <text:p/>
                <draw:g>
                  <svg:desc>Лист1.E1:Лист1.E1</svg:desc>
                </draw:g>
              </table:table-cell>
              <table:table-cell office:value-type="string">
                <text:p/>
                <draw:g>
                  <svg:desc>Лист1.F1:Лист1.F1</svg:desc>
                </draw:g>
              </table:table-cell>
              <table:table-cell office:value-type="string">
                <text:p/>
                <draw:g>
                  <svg:desc>Лист1.G1:Лист1.G1</svg:desc>
                </draw:g>
              </table:table-cell>
              <table:table-cell office:value-type="string">
                <text:p/>
                <draw:g>
                  <svg:desc>Лист1.H1:Лист1.H1</svg:desc>
                </draw:g>
              </table:table-cell>
              <table:table-cell office:value-type="string">
                <text:p/>
                <draw:g>
                  <svg:desc>Лист1.I1:Лист1.I1</svg:desc>
                </draw:g>
              </table:table-cell>
              <table:table-cell office:value-type="string">
                <text:p/>
                <draw:g>
                  <svg:desc>Лист1.J1:Лист1.J1</svg:desc>
                </draw:g>
              </table:table-cell>
              <table:table-cell office:value-type="string">
                <text:p/>
                <draw:g>
                  <svg:desc>Лист1.K1:Лист1.K1</svg:desc>
                </draw:g>
              </table:table-cell>
              <table:table-cell office:value-type="string">
                <text:p/>
                <draw:g>
                  <svg:desc>Лист1.L1:Лист1.L1</svg:desc>
                </draw:g>
              </table:table-cell>
              <table:table-cell office:value-type="string">
                <text:p/>
                <draw:g>
                  <svg:desc>Лист1.M1:Лист1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">
                <text:p>11</text:p>
                <draw:g>
                  <svg:desc>Лист1.A2:Лист1.A14</svg:desc>
                </draw:g>
              </table:table-cell>
              <table:table-cell office:value-type="float" office:value="NaN">
                <text:p>NaN</text:p>
                <draw:g>
                  <svg:desc>Лист1.B2:Лист1.B14</svg:desc>
                </draw:g>
              </table:table-cell>
              <table:table-cell office:value-type="float" office:value="100">
                <text:p>100</text:p>
                <draw:g>
                  <svg:desc>Лист1.C2:Лист1.C14</svg:desc>
                </draw:g>
              </table:table-cell>
              <table:table-cell office:value-type="float" office:value="100">
                <text:p>100</text:p>
                <draw:g>
                  <svg:desc>Лист1.D2:Лист1.D14</svg:desc>
                </draw:g>
              </table:table-cell>
              <table:table-cell office:value-type="float" office:value="100">
                <text:p>100</text:p>
                <draw:g>
                  <svg:desc>Лист1.E2:Лист1.E14</svg:desc>
                </draw:g>
              </table:table-cell>
              <table:table-cell office:value-type="float" office:value="100">
                <text:p>100</text:p>
                <draw:g>
                  <svg:desc>Лист1.F2:Лист1.F14</svg:desc>
                </draw:g>
              </table:table-cell>
              <table:table-cell office:value-type="float" office:value="100">
                <text:p>100</text:p>
                <draw:g>
                  <svg:desc>Лист1.G2:Лист1.G14</svg:desc>
                </draw:g>
              </table:table-cell>
              <table:table-cell office:value-type="float" office:value="100">
                <text:p>100</text:p>
                <draw:g>
                  <svg:desc>Лист1.H2:Лист1.H14</svg:desc>
                </draw:g>
              </table:table-cell>
              <table:table-cell office:value-type="float" office:value="100">
                <text:p>100</text:p>
                <draw:g>
                  <svg:desc>Лист1.I2:Лист1.I14</svg:desc>
                </draw:g>
              </table:table-cell>
              <table:table-cell office:value-type="float" office:value="100">
                <text:p>100</text:p>
                <draw:g>
                  <svg:desc>Лист1.J2:Лист1.J14</svg:desc>
                </draw:g>
              </table:table-cell>
              <table:table-cell office:value-type="float" office:value="100">
                <text:p>100</text:p>
                <draw:g>
                  <svg:desc>Лист1.K2:Лист1.K14</svg:desc>
                </draw:g>
              </table:table-cell>
              <table:table-cell office:value-type="float" office:value="100">
                <text:p>100</text:p>
                <draw:g>
                  <svg:desc>Лист1.L2:Лист1.L14</svg:desc>
                </draw:g>
              </table:table-cell>
              <table:table-cell office:value-type="float" office:value="NaN">
                <text:p>NaN</text:p>
                <draw:g>
                  <svg:desc>Лист1.M2:Лист1.M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99.0833949813075">
                <text:p>99.0833949813075</text:p>
              </table:table-cell>
              <table:table-cell office:value-type="float" office:value="98.2467073796832">
                <text:p>98.2467073796832</text:p>
              </table:table-cell>
              <table:table-cell office:value-type="float" office:value="97.5585162161695">
                <text:p>97.5585162161695</text:p>
              </table:table-cell>
              <table:table-cell office:value-type="float" office:value="97.07063090519">
                <text:p>97.07063090519</text:p>
              </table:table-cell>
              <table:table-cell office:value-type="float" office:value="96.8182747720859">
                <text:p>96.8182747720859</text:p>
              </table:table-cell>
              <table:table-cell office:value-type="float" office:value="96.8182549372651">
                <text:p>96.8182549372651</text:p>
              </table:table-cell>
              <table:table-cell office:value-type="float" office:value="97.0705779171544">
                <text:p>97.0705779171544</text:p>
              </table:table-cell>
              <table:table-cell office:value-type="float" office:value="97.5582879992615">
                <text:p>97.5582879992615</text:p>
              </table:table-cell>
              <table:table-cell office:value-type="float" office:value="98.2464559817402">
                <text:p>98.2464559817402</text:p>
              </table:table-cell>
              <table:table-cell office:value-type="float" office:value="99.0831134068488">
                <text:p>99.08311340684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98.0894735798034">
                <text:p>98.0894735798034</text:p>
              </table:table-cell>
              <table:table-cell office:value-type="float" office:value="96.3476854848304">
                <text:p>96.3476854848304</text:p>
              </table:table-cell>
              <table:table-cell office:value-type="float" office:value="94.9184252097562">
                <text:p>94.9184252097562</text:p>
              </table:table-cell>
              <table:table-cell office:value-type="float" office:value="93.9084155019431">
                <text:p>93.9084155019431</text:p>
              </table:table-cell>
              <table:table-cell office:value-type="float" office:value="93.3867832581494">
                <text:p>93.3867832581494</text:p>
              </table:table-cell>
              <table:table-cell office:value-type="float" office:value="93.386530862702">
                <text:p>93.386530862702</text:p>
              </table:table-cell>
              <table:table-cell office:value-type="float" office:value="93.9082705437589">
                <text:p>93.9082705437589</text:p>
              </table:table-cell>
              <table:table-cell office:value-type="float" office:value="94.9184580161545">
                <text:p>94.9184580161545</text:p>
              </table:table-cell>
              <table:table-cell office:value-type="float" office:value="96.3478026720077">
                <text:p>96.3478026720077</text:p>
              </table:table-cell>
              <table:table-cell office:value-type="float" office:value="98.0891959020405">
                <text:p>98.08919590204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96.9287640303421">
                <text:p>96.9287640303421</text:p>
              </table:table-cell>
              <table:table-cell office:value-type="float" office:value="94.1384686548898">
                <text:p>94.1384686548898</text:p>
              </table:table-cell>
              <table:table-cell office:value-type="float" office:value="91.8601566109496">
                <text:p>91.8601566109496</text:p>
              </table:table-cell>
              <table:table-cell office:value-type="float" office:value="90.2584188377425">
                <text:p>90.2584188377425</text:p>
              </table:table-cell>
              <table:table-cell office:value-type="float" office:value="89.4343445843435">
                <text:p>89.4343445843435</text:p>
              </table:table-cell>
              <table:table-cell office:value-type="float" office:value="89.433378534205">
                <text:p>89.433378534205</text:p>
              </table:table-cell>
              <table:table-cell office:value-type="float" office:value="90.2580070314431">
                <text:p>90.2580070314431</text:p>
              </table:table-cell>
              <table:table-cell office:value-type="float" office:value="91.8594708495898">
                <text:p>91.8594708495898</text:p>
              </table:table-cell>
              <table:table-cell office:value-type="float" office:value="94.1381597819669">
                <text:p>94.1381597819669</text:p>
              </table:table-cell>
              <table:table-cell office:value-type="float" office:value="96.9285395205558">
                <text:p>96.92853952055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95.4896001873205">
                <text:p>95.4896001873205</text:p>
              </table:table-cell>
              <table:table-cell office:value-type="float" office:value="91.4176761429173">
                <text:p>91.4176761429173</text:p>
              </table:table-cell>
              <table:table-cell office:value-type="float" office:value="88.1253137414098">
                <text:p>88.1253137414098</text:p>
              </table:table-cell>
              <table:table-cell office:value-type="float" office:value="85.8329184151448">
                <text:p>85.8329184151448</text:p>
              </table:table-cell>
              <table:table-cell office:value-type="float" office:value="84.6603739133231">
                <text:p>84.6603739133231</text:p>
              </table:table-cell>
              <table:table-cell office:value-type="float" office:value="84.6585730370039">
                <text:p>84.6585730370039</text:p>
              </table:table-cell>
              <table:table-cell office:value-type="float" office:value="85.8314720207892">
                <text:p>85.8314720207892</text:p>
              </table:table-cell>
              <table:table-cell office:value-type="float" office:value="88.1245013674432">
                <text:p>88.1245013674432</text:p>
              </table:table-cell>
              <table:table-cell office:value-type="float" office:value="91.4177064974827">
                <text:p>91.4177064974827</text:p>
              </table:table-cell>
              <table:table-cell office:value-type="float" office:value="95.4899399978609">
                <text:p>95.48993999786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93.6163251370524">
                <text:p>93.6163251370524</text:p>
              </table:table-cell>
              <table:table-cell office:value-type="float" office:value="87.9194279079574">
                <text:p>87.9194279079574</text:p>
              </table:table-cell>
              <table:table-cell office:value-type="float" office:value="83.3909114461077">
                <text:p>83.3909114461077</text:p>
              </table:table-cell>
              <table:table-cell office:value-type="float" office:value="80.2889716780738">
                <text:p>80.2889716780738</text:p>
              </table:table-cell>
              <table:table-cell office:value-type="float" office:value="78.7205121787019">
                <text:p>78.7205121787019</text:p>
              </table:table-cell>
              <table:table-cell office:value-type="float" office:value="78.7207016025748">
                <text:p>78.7207016025748</text:p>
              </table:table-cell>
              <table:table-cell office:value-type="float" office:value="80.2887092210887">
                <text:p>80.2887092210887</text:p>
              </table:table-cell>
              <table:table-cell office:value-type="float" office:value="83.3906649372775">
                <text:p>83.3906649372775</text:p>
              </table:table-cell>
              <table:table-cell office:value-type="float" office:value="87.918792184113">
                <text:p>87.918792184113</text:p>
              </table:table-cell>
              <table:table-cell office:value-type="float" office:value="93.6160357559209">
                <text:p>93.61603575592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91.0588840228066">
                <text:p>91.0588840228066</text:p>
              </table:table-cell>
              <table:table-cell office:value-type="float" office:value="83.2535697458441">
                <text:p>83.2535697458441</text:p>
              </table:table-cell>
              <table:table-cell office:value-type="float" office:value="77.2318757241791">
                <text:p>77.2318757241791</text:p>
              </table:table-cell>
              <table:table-cell office:value-type="float" office:value="73.2153532606287">
                <text:p>73.2153532606287</text:p>
              </table:table-cell>
              <table:table-cell office:value-type="float" office:value="71.2210267190862">
                <text:p>71.2210267190862</text:p>
              </table:table-cell>
              <table:table-cell office:value-type="float" office:value="71.2211068192092">
                <text:p>71.2211068192092</text:p>
              </table:table-cell>
              <table:table-cell office:value-type="float" office:value="73.2152917055415">
                <text:p>73.2152917055415</text:p>
              </table:table-cell>
              <table:table-cell office:value-type="float" office:value="77.2313526250944">
                <text:p>77.2313526250944</text:p>
              </table:table-cell>
              <table:table-cell office:value-type="float" office:value="83.2537432340179">
                <text:p>83.2537432340179</text:p>
              </table:table-cell>
              <table:table-cell office:value-type="float" office:value="91.0584994623292">
                <text:p>91.05849946232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87.3688558631846">
                <text:p>87.3688558631846</text:p>
              </table:table-cell>
              <table:table-cell office:value-type="float" office:value="76.8078160413163">
                <text:p>76.8078160413163</text:p>
              </table:table-cell>
              <table:table-cell office:value-type="float" office:value="69.0684388928983">
                <text:p>69.0684388928983</text:p>
              </table:table-cell>
              <table:table-cell office:value-type="float" office:value="64.1238949144473">
                <text:p>64.1238949144473</text:p>
              </table:table-cell>
              <table:table-cell office:value-type="float" office:value="61.7357082064712">
                <text:p>61.7357082064712</text:p>
              </table:table-cell>
              <table:table-cell office:value-type="float" office:value="61.7358689983945">
                <text:p>61.7358689983945</text:p>
              </table:table-cell>
              <table:table-cell office:value-type="float" office:value="64.1246576267532">
                <text:p>64.1246576267532</text:p>
              </table:table-cell>
              <table:table-cell office:value-type="float" office:value="69.0685860438986">
                <text:p>69.0685860438986</text:p>
              </table:table-cell>
              <table:table-cell office:value-type="float" office:value="76.8072443394838">
                <text:p>76.8072443394838</text:p>
              </table:table-cell>
              <table:table-cell office:value-type="float" office:value="87.3686059670497">
                <text:p>87.36860596704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81.6110657728033">
                <text:p>81.6110657728033</text:p>
              </table:table-cell>
              <table:table-cell office:value-type="float" office:value="67.540399663338">
                <text:p>67.540399663338</text:p>
              </table:table-cell>
              <table:table-cell office:value-type="float" office:value="58.1110862819376">
                <text:p>58.1110862819376</text:p>
              </table:table-cell>
              <table:table-cell office:value-type="float" office:value="52.4787132567801">
                <text:p>52.4787132567801</text:p>
              </table:table-cell>
              <table:table-cell office:value-type="float" office:value="49.8659268107093">
                <text:p>49.8659268107093</text:p>
              </table:table-cell>
              <table:table-cell office:value-type="float" office:value="49.8659513354487">
                <text:p>49.8659513354487</text:p>
              </table:table-cell>
              <table:table-cell office:value-type="float" office:value="52.478883759178">
                <text:p>52.478883759178</text:p>
              </table:table-cell>
              <table:table-cell office:value-type="float" office:value="58.1114286974102">
                <text:p>58.1114286974102</text:p>
              </table:table-cell>
              <table:table-cell office:value-type="float" office:value="67.5407021896192">
                <text:p>67.5407021896192</text:p>
              </table:table-cell>
              <table:table-cell office:value-type="float" office:value="81.6108332988715">
                <text:p>81.61083329887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71.5380586923629">
                <text:p>71.5380586923629</text:p>
              </table:table-cell>
              <table:table-cell office:value-type="float" office:value="53.6349886347925">
                <text:p>53.6349886347925</text:p>
              </table:table-cell>
              <table:table-cell office:value-type="float" office:value="43.3581837909408">
                <text:p>43.3581837909408</text:p>
              </table:table-cell>
              <table:table-cell office:value-type="float" office:value="37.8143967505086">
                <text:p>37.8143967505086</text:p>
              </table:table-cell>
              <table:table-cell office:value-type="float" office:value="35.3837545332061">
                <text:p>35.3837545332061</text:p>
              </table:table-cell>
              <table:table-cell office:value-type="float" office:value="35.383804803146">
                <text:p>35.383804803146</text:p>
              </table:table-cell>
              <table:table-cell office:value-type="float" office:value="37.8145004504658">
                <text:p>37.8145004504658</text:p>
              </table:table-cell>
              <table:table-cell office:value-type="float" office:value="43.3582202199002">
                <text:p>43.3582202199002</text:p>
              </table:table-cell>
              <table:table-cell office:value-type="float" office:value="53.6348471699483">
                <text:p>53.6348471699483</text:p>
              </table:table-cell>
              <table:table-cell office:value-type="float" office:value="71.537742936055">
                <text:p>71.5377429360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50.9098606269986">
                <text:p>50.9098606269986</text:p>
              </table:table-cell>
              <table:table-cell office:value-type="float" office:value="32.1042053413634">
                <text:p>32.1042053413634</text:p>
              </table:table-cell>
              <table:table-cell office:value-type="float" office:value="23.8747124018786">
                <text:p>23.8747124018786</text:p>
              </table:table-cell>
              <table:table-cell office:value-type="float" office:value="20.0398159905313">
                <text:p>20.0398159905313</text:p>
              </table:table-cell>
              <table:table-cell office:value-type="float" office:value="18.4734748818438">
                <text:p>18.4734748818438</text:p>
              </table:table-cell>
              <table:table-cell office:value-type="float" office:value="18.4735089149642">
                <text:p>18.4735089149642</text:p>
              </table:table-cell>
              <table:table-cell office:value-type="float" office:value="20.0399247042813">
                <text:p>20.0399247042813</text:p>
              </table:table-cell>
              <table:table-cell office:value-type="float" office:value="23.8749204845868">
                <text:p>23.8749204845868</text:p>
              </table:table-cell>
              <table:table-cell office:value-type="float" office:value="32.104404203385">
                <text:p>32.104404203385</text:p>
              </table:table-cell>
              <table:table-cell office:value-type="float" office:value="50.9095090809553">
                <text:p>50.90950908095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5.2$Windows_X86_64 LibreOffice_project/499f9727c189e6ef3471021d6132d4c694f357e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